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paragraph-properties fo:margin-top="0cm" fo:margin-bottom="0.212cm"/>
      <style:text-properties style:font-name="Courier New"/>
    </style:style>
    <style:style style:name="P6" style:family="paragraph" style:parent-style-name="Text_20_body">
      <style:paragraph-properties fo:margin-top="0cm" fo:margin-bottom="0.212cm"/>
      <style:text-properties style:font-name="Arial1" fo:font-size="11pt"/>
    </style:style>
    <style:style style:name="P7" style:family="paragraph" style:parent-style-name="Text_20_body" style:list-style-name="L1"/>
    <style:style style:name="P8"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Quick Install Guide</text:p>
      <text:p text:style-name="P3">Stand: 12.11.2012</text:p>
      <text:h text:style-name="P8" text:outline-level="1">Quick Install Guide</text:h>
      <text:p text:style-name="Text_20_body">Dieses Dokument beschreibt die Installation eines neuen Kajona-Systems in wenigen Schritten. Eine ausführlichere Anleitung ist ebenfalls im Kajona – the ultimate Guide zu finden.</text:p>
      <text:h text:style-name="Heading_20_2" text:outline-level="2">Download</text:h>
      <text:p text:style-name="Text_20_body">Wenn noch nicht bereits geschehen, so beginnt die Installation von Kajona mit dem Download des Systems von <text:a xlink:type="simple" xlink:href="http://www.kajona.de/">www.kajona.de</text:a>.</text:p>
      <text:p text:style-name="Text_20_body">Als Basis des Downloads kann entweder das Light- oder das Full-Package gewählt werden. Im Gegensatz zum Full-Package besteht das Light-Packages aus einer reduzierten Anzahl an Modulen, ein späteres Erweitern des Systems um zusätzliche Module und Elemente ist aber jederzeit möglich.</text:p>
      <text:h text:style-name="Heading_20_2" text:outline-level="2">Dateien enptacken</text:h>
      <text:p text:style-name="Text_20_body">Nach dem Download sollte das ZIP-Paket entpackt werden. Dies kann bereits auf dem Ziel-Server, oder aber lokal erfolgen.</text:p>
      <text:p text:style-name="Text_20_body">Nach dem Entpacken sollte das Dateisystem wie folgt aussehen (schematisch, je nach Paket-Wahl kann die Liste variieren):</text:p>
      <text:p text:style-name="P5">/admin<text:line-break/>/core<text:line-break/>/files<text:line-break/>/project</text:p>
      <text:p text:style-name="P5">.htaccess<text:line-break/>download.php<text:line-break/>index.php<text:line-break/>installer.php<text:line-break/>image.php<text:line-break/>xml.php</text:p>
      <text:p text:style-name="P6">Nun kann es mit dem Schritt „Upload“ weitergehen.</text:p>
      <text:h text:style-name="Heading_20_2" text:outline-level="2">Upload</text:h>
      <text:p text:style-name="Text_20_body">Das System kann nun auf den Webserver kopiert werden. Dies erfolgt in der Regel per FTP oder SSH, bei lokalen Testumgebungen meistens ganz einfach per Dateimanager. Befindet sich das System auf dem Webserver, so kann nun mit dem Schritt „Verzeichnisrechte anpassen“ fortgefahr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Verzeichnisse:</text:p>
      <text:list xml:id="list21597282092" text:style-name="L1">
        <text:list-item>
          <text:p text:style-name="P7">/core</text:p>
        </text:list-item>
        <text:list-item>
          <text:p text:style-name="P7">/project/system/config</text:p>
        </text:list-item>
        <text:list-item>
          <text:p text:style-name="P7">/project/dbdumps</text:p>
        </text:list-item>
        <text:list-item>
          <text:p text:style-name="P7"><text:soft-page-break/>/project/log</text:p>
        </text:list-item>
        <text:list-item>
          <text:p text:style-name="P7">/project/temp</text:p>
        </text:list-item>
        <text:list-item>
          <text:p text:style-name="P7">/files/cache</text:p>
        </text:list-item>
        <text:list-item>
          <text:p text:style-name="P7">/files/images</text:p>
        </text:list-item>
        <text:list-item>
          <text:p text:style-name="P7">/files/public</text:p>
        </text:list-item>
        <text:list-item>
          <text:p text:style-name="P7">/files/download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z.B.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wird beim ersten Aufruf des Systems automatisch ausgeführt – das System erkennt, dass noch keine Installation vorliegt.</text:p>
      <text:p text:style-name="Text_20_body">Es sollte nun eine URL nach dem Schema www.meine-domain.xy/ aufgerufen werden. Wurde das System in einem Unterordner angelegt, so muss der Pfad natürlich um diesen erweitert werden: www.meine-domain.xy/meine_unterordner/.</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in config.php Speichern“ erscheint ein weiteres Formular. In diesem können die gewünschten Zugangsdaten zur Administration erfasst werden. Konkret ist das der Benutzername und das Passwort samt E-Mail Adresse für den späteren Zugang zur Administration.</text:p>
      <text:p text:style-name="Text_20_body">Ist auch dieser Schritt erledigt, geht es an die Installation des Systems an sich. Der einfachste Weg ist dabei die „Automatische Installation“ - alle Module und Inhalte werden Installiert.</text:p>
      <text:p text:style-name="Text_20_body">Wurden alle Elemente und Module installiert ist die Installation abgeschlossen. </text:p>
      <text:p text:style-name="Text_20_body">Aus Sicherheitsgründen sollte nun (per FTP) die Datei „/installer.php“ sowie, wenn vorhanden, die Datei „/v3_v4_postupdate.php“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text:soft-page-break/>oder </text:p>
      <text:p text:style-name="Text_20_body">www.meine-domain.xy/meine_installation/.</text:p>
      <text:p text:style-name="Text_20_body">Wurde das Modul „Samplecontent“ installiert, so erscheint nun eine vorgefertigte Beispiel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05</dc:date>
    <meta:printed-by>Stefan Idler</meta:printed-by>
    <meta:print-date>2007-03-29T21:30:42</meta:print-date>
    <dc:language>de-DE</dc:language>
    <meta:editing-cycles>258</meta:editing-cycles>
    <meta:editing-duration>PT8H57M27S</meta:editing-duration>
    <meta:document-statistic meta:table-count="0" meta:image-count="2" meta:object-count="0" meta:page-count="4" meta:paragraph-count="56" meta:word-count="673" meta:character-count="4967" meta:non-whitespace-character-count="4354"/>
    <meta:user-defined meta:name="Info 1"/>
    <meta:user-defined meta:name="Info 2"/>
    <meta:user-defined meta:name="Info 3"/>
    <meta:user-defined meta:name="Info 4"/>
  </office:meta>
</office:document-meta>
</file>